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acac" officeooo:paragraph-rsid="0011acac"/>
    </style:style>
    <style:style style:name="P2" style:family="paragraph" style:parent-style-name="Standard">
      <style:text-properties officeooo:rsid="001264ee" officeooo:paragraph-rsid="001264ee"/>
    </style:style>
    <style:style style:name="P3" style:family="paragraph" style:parent-style-name="Standard">
      <style:text-properties officeooo:rsid="00150311" officeooo:paragraph-rsid="00150311"/>
    </style:style>
    <style:style style:name="P4" style:family="paragraph" style:parent-style-name="Standard">
      <style:text-properties officeooo:rsid="001540b1" officeooo:paragraph-rsid="001540b1"/>
    </style:style>
    <style:style style:name="P5" style:family="paragraph" style:parent-style-name="Standard">
      <style:text-properties officeooo:rsid="0016c6ff" officeooo:paragraph-rsid="0016c6ff"/>
    </style:style>
    <style:style style:name="P6" style:family="paragraph" style:parent-style-name="Standard">
      <style:text-properties officeooo:rsid="001264ee" officeooo:paragraph-rsid="001264ee"/>
    </style:style>
    <style:style style:name="P7" style:family="paragraph" style:parent-style-name="Standard">
      <style:text-properties officeooo:rsid="0016dbfd" officeooo:paragraph-rsid="0016dbfd"/>
    </style:style>
    <style:style style:name="P8" style:family="paragraph" style:parent-style-name="Standard">
      <style:text-properties officeooo:rsid="0017d984" officeooo:paragraph-rsid="0017d984"/>
    </style:style>
    <style:style style:name="P9" style:family="paragraph" style:parent-style-name="Standard">
      <style:text-properties officeooo:rsid="00150311" officeooo:paragraph-rsid="00150311"/>
    </style:style>
    <style:style style:name="T1" style:family="text">
      <style:text-properties officeooo:rsid="001222a9"/>
    </style:style>
    <style:style style:name="T2" style:family="text">
      <style:text-properties officeooo:rsid="00123fdb"/>
    </style:style>
    <style:style style:name="T3" style:family="text">
      <style:text-properties officeooo:rsid="00136d42"/>
    </style:style>
    <style:style style:name="T4" style:family="text">
      <style:text-properties officeooo:rsid="0017d984"/>
    </style:style>
    <style:style style:name="T5" style:family="text">
      <style:text-properties officeooo:rsid="0018f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cs:glasskopf quallenschädel, <text:span text:style-name="T1">madame sa</text:span><text:span text:style-name="T2">r</text:span><text:span text:style-name="T1">do</text:span><text:span text:style-name="T2">z</text:span><text:span text:style-name="T1">a</text:span></text:p>
      <text:p text:style-name="P2">kristall kontrollie<text:span text:style-name="T3">r</text:span>t spieler-charaktere</text:p>
      <text:p text:style-name="P2"/>
      <text:p text:style-name="P7">eiserner nikos: anführer der skelett-armee <text:span text:style-name="T4">(weißes auge)</text:span></text:p>
      <text:p text:style-name="P7"/>
      <text:p text:style-name="P8">schwarze hand: gegner vom weißem auge</text:p>
      <text:p text:style-name="P2"/>
      <text:p text:style-name="P3"><text:span text:style-name="T5">1. </text:span>kamp<text:span text:style-name="T5">f:</text:span>gegen gnolle gewonnen</text:p>
      <text:p text:style-name="P3"/>
      <text:p text:style-name="P3"/>
      <text:p text:style-name="P3"/>
      <text:p text:style-name="P3">200x5 gold sammeln für level-up</text:p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27T22:17:35.517000000</dc:date>
    <meta:editing-duration>PT5H47M45S</meta:editing-duration>
    <meta:editing-cycles>1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6" meta:word-count="29" meta:character-count="239" meta:non-whitespace-character-count="216"/>
  </office:meta>
</office:document-meta>
</file>